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Quick_Sort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8" table:number-rows-spanned="1">
            <text:p>Quick_Sort with random data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2762">
            <text:p>802762</text:p>
          </table:table-cell>
          <table:table-cell office:value-type="float" office:value="832785">
            <text:p>832785</text:p>
          </table:table-cell>
          <table:table-cell office:value-type="float" office:value="532442">
            <text:p>532442</text:p>
          </table:table-cell>
          <table:table-cell office:value-type="float" office:value="499874">
            <text:p>499874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637989">
            <text:p>6637989</text:p>
          </table:table-cell>
          <table:table-cell office:value-type="float" office:value="9464157">
            <text:p>9464157</text:p>
          </table:table-cell>
          <table:table-cell office:value-type="float" office:value="7531595">
            <text:p>7531595</text:p>
          </table:table-cell>
          <table:table-cell office:value-type="float" office:value="12576265">
            <text:p>12576265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7"/>
        </table:table-row>
        <table:table-row table:style-name="ro1">
          <table:table-cell table:style-name="ce1" table:number-columns-spanned="8" table:number-rows-spanned="1"/>
          <table:covered-table-cell table:number-columns-repeated="7"/>
        </table:table-row>
        <table:table-row table:style-name="ro1">
          <table:table-cell table:style-name="ce2"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7"/>
        </table:table-row>
        <table:table-row table:style-name="ro1">
          <table:table-cell table:style-name="ce1" table:number-columns-spanned="8" table:number-rows-spanned="1"/>
          <table:covered-table-cell table:number-columns-repeated="7"/>
        </table:table-row>
        <table:table-row table:style-name="ro1">
          <table:table-cell table:style-name="ce2"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4:1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zi </meta:initial-creator>
    <meta:creation-date>2012-04-11T14:01:17</meta:creation-date>
    <dc:date>2012-04-11T14:13:56</dc:date>
    <dc:creator>fonzi </dc:creator>
    <meta:editing-duration>PT12M40S</meta:editing-duration>
    <meta:editing-cycles>1</meta:editing-cycles>
    <meta:document-statistic meta:table-count="3" meta:cell-count="49" meta:object-count="0"/>
    <meta:generator>LibreOffice/3.4$Unix LibreOffice_project/340m1$Build-402</meta:generator>
  </office:meta>
</office:document-meta>
</file>